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wami Nastaliq" svg:font-family="'Awami Nastaliq'" style:font-pitch="variable"/>
    <style:font-face style:name="Awami Nastaliq Alpha2" svg:font-family="'Awami Nastaliq Alpha2'" style:font-pitch="variable"/>
    <style:font-face style:name="Awami Nastaliq Alpha2Plus" svg:font-family="'Awami Nastaliq Alpha2Plu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22pt" officeooo:rsid="000d1a2b" officeooo:paragraph-rsid="00081e86" style:font-size-asian="22pt" style:font-name-complex="Awami Nastaliq Alpha2" style:font-size-complex="22pt"/>
    </style:style>
    <style:style style:name="P2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22pt" officeooo:rsid="000d1a2b" officeooo:paragraph-rsid="0009f6ae" style:font-size-asian="22pt" style:font-name-complex="Awami Nastaliq Alpha2" style:font-size-complex="22pt"/>
    </style:style>
    <style:style style:name="P3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22pt" officeooo:rsid="000d1a2b" officeooo:paragraph-rsid="000a97fc" style:font-size-asian="22pt" style:font-name-complex="Awami Nastaliq Alpha2" style:font-size-complex="22pt"/>
    </style:style>
    <style:style style:name="P4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22pt" officeooo:rsid="000d1a2b" officeooo:paragraph-rsid="000bd9f6" style:font-size-asian="22pt" style:font-name-complex="Awami Nastaliq Alpha2" style:font-size-complex="22pt"/>
    </style:style>
    <style:style style:name="P5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22pt" officeooo:rsid="000d1a2b" officeooo:paragraph-rsid="000c1055" style:font-size-asian="22pt" style:font-name-complex="Awami Nastaliq Alpha2" style:font-size-complex="22pt"/>
    </style:style>
    <style:style style:name="P6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22pt" officeooo:rsid="000d1a2b" officeooo:paragraph-rsid="000cacf8" style:font-size-asian="22pt" style:font-name-complex="Awami Nastaliq Alpha2" style:font-size-complex="22pt"/>
    </style:style>
    <style:style style:name="P7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22pt" officeooo:rsid="000d1a2b" officeooo:paragraph-rsid="000d875f" style:font-size-asian="22pt" style:font-name-complex="Awami Nastaliq Alpha2" style:font-size-complex="22pt"/>
    </style:style>
    <style:style style:name="P8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22pt" officeooo:rsid="000d1a2b" officeooo:paragraph-rsid="000e8796" style:font-size-asian="22pt" style:font-name-complex="Awami Nastaliq Alpha2" style:font-size-complex="22pt"/>
    </style:style>
    <style:style style:name="P9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22pt" officeooo:rsid="000d1a2b" officeooo:paragraph-rsid="000fb5f1" style:font-size-asian="22pt" style:font-name-complex="Awami Nastaliq Alpha2" style:font-size-complex="22pt"/>
    </style:style>
    <style:style style:name="P10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22pt" officeooo:rsid="000d1a2b" officeooo:paragraph-rsid="0011a130" style:font-size-asian="22pt" style:font-name-complex="Awami Nastaliq Alpha2" style:font-size-complex="22pt"/>
    </style:style>
    <style:style style:name="P11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22pt" officeooo:rsid="000d1a2b" officeooo:paragraph-rsid="0016980b" style:font-size-asian="22pt" style:font-name-complex="Awami Nastaliq Alpha2" style:font-size-complex="22pt"/>
    </style:style>
    <style:style style:name="P12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16pt" officeooo:rsid="000d1a2b" officeooo:paragraph-rsid="00136993" style:font-size-asian="16pt" style:font-name-complex="Awami Nastaliq Alpha2" style:font-size-complex="16pt"/>
    </style:style>
    <style:style style:name="P13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16pt" officeooo:rsid="000d1a2b" officeooo:paragraph-rsid="0016980b" style:font-size-asian="16pt" style:font-name-complex="Awami Nastaliq Alpha2" style:font-size-complex="16pt"/>
    </style:style>
    <style:style style:name="P14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32pt" officeooo:rsid="000d1a2b" officeooo:paragraph-rsid="0016980b" style:font-size-asian="32pt" style:font-name-complex="Awami Nastaliq Alpha2" style:font-size-complex="32pt"/>
    </style:style>
    <style:style style:name="P15" style:family="paragraph" style:parent-style-name="Preformatted_20_Text">
      <style:paragraph-properties fo:text-align="end" style:justify-single-word="false" style:writing-mode="rl-tb"/>
      <style:text-properties fo:color="#000000" style:font-name="Awami Nastaliq" fo:font-size="60pt" officeooo:rsid="000d1a2b" officeooo:paragraph-rsid="0016980b" style:font-size-asian="60pt" style:font-name-complex="Awami Nastaliq Alpha2" style:font-size-complex="60pt"/>
    </style:style>
    <style:style style:name="P16" style:family="paragraph" style:parent-style-name="Preformatted_20_Text">
      <style:paragraph-properties fo:text-align="end" style:justify-single-word="false" fo:padding="0.0291in" fo:border-left="none" fo:border-right="none" fo:border-top="none" fo:border-bottom="0.06pt solid #000000" style:writing-mode="rl-tb" style:join-border="false"/>
      <style:text-properties fo:color="#000000" style:font-name="Awami Nastaliq" fo:font-size="22pt" officeooo:rsid="000d1a2b" officeooo:paragraph-rsid="00129ad1" style:font-size-asian="22pt" style:font-name-complex="Awami Nastaliq Alpha2" style:font-size-complex="22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آتِشِین</text:span> <text:s text:c="2"/><text:span text:style-name="T2">آتِشِین</text:span><text:span text:style-name="T1"> <text:s text:c="3"/>آتِشِین</text:span></text:p>
      <text:p text:style-name="P2"><text:span text:style-name="T3">آرامگاہوں</text:span> <text:s text:c="3"/><text:span text:style-name="T2">آرامگاہوں</text:span><text:span text:style-name="T1"> <text:s text:c="3"/>آرامگاہوں</text:span></text:p>
      <text:p text:style-name="P3"><text:span text:style-name="T3">سبّکی</text:span> <text:s text:c="3"/><text:span text:style-name="T2">سبّکی</text:span><text:span text:style-name="T1"> <text:s text:c="3"/>سبّکی</text:span></text:p>
      <text:p text:style-name="P3"><text:span text:style-name="T3">سےصُحبت</text:span> <text:s text:c="3"/><text:span text:style-name="T2">سےصُحبت</text:span><text:span text:style-name="T1"> <text:s text:c="3"/>سےصُحبت</text:span></text:p>
      <text:p text:style-name="P3"><text:soft-page-break/><text:span text:style-name="T3">شخصِیماہ</text:span> <text:s text:c="3"/><text:span text:style-name="T2">شخصِیماہ</text:span> <text:s text:c="3"/><text:span text:style-name="T1">شخصِیماہ</text:span></text:p>
      <text:p text:style-name="P4"><text:span text:style-name="T3">طیتھ</text:span> <text:s text:c="3"/><text:span text:style-name="T2">طیتھ</text:span><text:span text:style-name="T1"> <text:s text:c="3"/>طیتھ</text:span></text:p>
      <text:p text:style-name="P5"><text:span text:style-name="T3">عوفل</text:span> <text:s text:c="3"/><text:span text:style-name="T2">عوفل</text:span><text:span text:style-name="T1"> <text:s text:c="3"/>عوفل</text:span></text:p>
      <text:p text:style-name="P6"><text:span text:style-name="T3">عَمالیق</text:span> <text:s text:c="3"/><text:span text:style-name="T2">عَمالیق</text:span><text:span text:style-name="T1"> <text:s text:c="3"/>عَمالیق</text:span></text:p>
      <text:p text:style-name="P7"><text:soft-page-break/><text:span text:style-name="T3">عِمّیہُود</text:span> <text:s text:c="3"/><text:span text:style-name="T2">عِمّیہُود</text:span><text:span text:style-name="T1"> <text:s text:c="3"/>عِمّیہُود</text:span></text:p>
      <text:p text:style-name="P8"><text:span text:style-name="T3">واسطہ</text:span> <text:s text:c="3"/><text:span text:style-name="T2">واسطہ</text:span><text:span text:style-name="T1"> <text:s text:c="3"/>واسطہ</text:span></text:p>
      <text:p text:style-name="P8"><text:span text:style-name="T3">پَھیلائی</text:span> <text:s text:c="3"/><text:span text:style-name="T2">پَھیلائی</text:span><text:span text:style-name="T1"> <text:s text:c="3"/>پَھیلائی</text:span></text:p>
      <text:p text:style-name="P9"><text:span text:style-name="T3">پَیداکر</text:span> <text:s text:c="3"/><text:span text:style-name="T2">پَیداکر</text:span><text:span text:style-name="T1"> <text:s text:c="3"/>پَیداکر</text:span></text:p>
      <text:p text:style-name="P10"><text:soft-page-break/><text:span text:style-name="T3">یہُوسفط</text:span><text:span text:style-name="T1"> <text:s text:c="3"/></text:span><text:span text:style-name="T2">یہُوسفط</text:span><text:span text:style-name="T1"> <text:s text:c="3"/>یہُوسفط</text:span></text:p>
      <text:p text:style-name="P10"><text:span text:style-name="T3">اچھاّلگتا</text:span><text:span text:style-name="T1"> <text:s text:c="2"/></text:span><text:span text:style-name="T2">اچھاّلگتا</text:span><text:span text:style-name="T1"> <text:s text:c="3"/>اچھاّلگتا</text:span></text:p>
      <text:p text:style-name="P11"><text:span text:style-name="T3">بغَیرکلام</text:span> <text:s text:c="3"/><text:span text:style-name="T2">بغَیرکلام</text:span> <text:s text:c="3"/><text:span text:style-name="T1">بغَیرکلام</text:span></text:p>
      <text:p text:style-name="P16"><text:span text:style-name="T3">سمدھیانہ</text:span><text:span text:style-name="T1"> <text:s text:c="3"/></text:span><text:span text:style-name="T2">سمدھیانہ</text:span><text:span text:style-name="T1"> <text:s text:c="3"/>سمدھیانہ</text:span></text:p>
      <text:p text:style-name="P12"/>
      <text:p text:style-name="P13">آتِشِین آرامگاہوں سبّکی سےصُحبت شخصِیماہ طیتھ عوفل عِمّیہُود واسطہ پَھیلائی پَیداکر یہُوسفط اچھاّلگتا بغَیرکلام سمدھیانہ <text:s/></text:p>
      <text:p text:style-name="P12"/>
      <text:p text:style-name="P14"><text:soft-page-break/>آتِشِین آرامگاہوں سبّکی سےصُحبت شخصِیماہ طیتھ عوفل عِمّیہُود واسطہ پَھیلائی پَیداکر یہُوسفط اچھاّلگتا بغَیرکلام سمدھیانہ</text:p>
      <text:p text:style-name="P12"/>
      <text:p text:style-name="P15">آتِشِین آرامگاہوں سبّکی سےصُحبت شخصِیماہ طیتھ عوفل عِمّیہُود واسطہ پَھیلائی پَیداکر <text:soft-page-break/>یہُوسفط اچھاّلگتا <text:span text:style-name="T1">بغَیرکلام</text:span> سمدھیان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wami Nastaliq" svg:font-family="'Awami Nastaliq'" style:font-pitch="variable"/>
    <style:font-face style:name="Awami Nastaliq Alpha2" svg:font-family="'Awami Nastaliq Alpha2'" style:font-pitch="variable"/>
    <style:font-face style:name="Awami Nastaliq Alpha2Plus" svg:font-family="'Awami Nastaliq Alpha2Plu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0:58:25.120000000</meta:creation-date>
    <dc:date>2016-05-13T14:57:27.755000000</dc:date>
    <meta:editing-duration>PT2H27M54S</meta:editing-duration>
    <meta:editing-cycles>22</meta:editing-cycles>
    <meta:generator>LibreOfficeDev/5.2.0.0.alpha0$Windows_x86 LibreOffice_project/157469896ef56720f33676222b95e81c04ab5c72</meta:generator>
    <meta:print-date>2016-05-13T14:57:18.213000000</meta:print-date>
    <meta:document-statistic meta:table-count="0" meta:image-count="0" meta:object-count="0" meta:page-count="6" meta:paragraph-count="19" meta:word-count="93" meta:character-count="746" meta:non-whitespace-character-count="576"/>
  </office:meta>
</office:document-meta>
</file>